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3400c7"/>
    </style:style>
    <style:style style:name="P6" style:family="paragraph" style:parent-style-name="Body_20_Text">
      <style:text-properties officeooo:paragraph-rsid="0027f6f4"/>
    </style:style>
    <style:style style:name="P7" style:family="paragraph" style:parent-style-name="Body">
      <style:text-properties officeooo:paragraph-rsid="00480a07"/>
    </style:style>
    <style:style style:name="P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9" style:family="paragraph" style:parent-style-name="Body" style:list-style-name="L3">
      <style:text-properties officeooo:paragraph-rsid="00356720"/>
    </style:style>
    <style:style style:name="P10" style:family="paragraph" style:parent-style-name="Body" style:list-style-name="L4"/>
    <style:style style:name="P11" style:family="paragraph" style:parent-style-name="Body" style:list-style-name="L5"/>
    <style:style style:name="P12" style:family="paragraph" style:parent-style-name="Body" style:list-style-name="L6"/>
    <style:style style:name="P13" style:family="paragraph" style:parent-style-name="Body" style:list-style-name="L7"/>
    <style:style style:name="P14" style:family="paragraph" style:parent-style-name="Body" style:list-style-name="L8"/>
    <style:style style:name="P15" style:family="paragraph" style:parent-style-name="Body" style:list-style-name="L9"/>
    <style:style style:name="P16" style:family="paragraph" style:parent-style-name="Body" style:list-style-name="L10"/>
    <style:style style:name="P17" style:family="paragraph" style:parent-style-name="Body" style:list-style-name="L11"/>
    <style:style style:name="P18" style:family="paragraph" style:parent-style-name="Body" style:list-style-name="L12"/>
    <style:style style:name="P19" style:family="paragraph" style:parent-style-name="Body" style:list-style-name="L13"/>
    <style:style style:name="P20" style:family="paragraph" style:parent-style-name="Body" style:list-style-name="L14"/>
    <style:style style:name="P21" style:family="paragraph" style:parent-style-name="Body" style:list-style-name="L15"/>
    <style:style style:name="P22" style:family="paragraph" style:parent-style-name="Body" style:list-style-name="L15">
      <style:text-properties officeooo:paragraph-rsid="003400c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43c6ec"/>
    </style:style>
    <style:style style:name="P24" style:family="paragraph" style:parent-style-name="Body_20_Text" style:list-style-name="L1">
      <style:paragraph-properties fo:text-align="start" style:justify-single-word="false"/>
      <style:text-properties officeooo:rsid="0024cafd" officeooo:paragraph-rsid="00449a8d"/>
    </style:style>
    <style:style style:name="P25" style:family="paragraph" style:parent-style-name="Body_20_Text" style:list-style-name="L1">
      <style:paragraph-properties fo:text-align="start" style:justify-single-word="false"/>
      <style:text-properties officeooo:rsid="0024cafd" officeooo:paragraph-rsid="0049cf7f"/>
    </style:style>
    <style:style style:name="P26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7" style:family="paragraph" style:parent-style-name="Heading_20_2">
      <style:text-properties officeooo:paragraph-rsid="001f3bfb"/>
    </style:style>
    <style:style style:name="P28" style:family="paragraph" style:parent-style-name="Heading_20_2">
      <style:text-properties officeooo:paragraph-rsid="0041024a"/>
    </style:style>
    <style:style style:name="P29" style:family="paragraph" style:parent-style-name="Heading_20_3">
      <style:text-properties officeooo:paragraph-rsid="0027f6f4"/>
    </style:style>
    <style:style style:name="P30" style:family="paragraph" style:parent-style-name="Heading_20_3">
      <style:text-properties officeooo:paragraph-rsid="001c61e5"/>
    </style:style>
    <style:style style:name="P31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fo:language="en" fo:country="US"/>
    </style:style>
    <style:style style:name="T26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7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6" style:family="text">
      <style:text-properties fo:language="pt" fo:country="PT" style:text-underline-style="none"/>
    </style:style>
    <style:style style:name="T47" style:family="text">
      <style:text-properties fo:language="fr" fo:country="F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d4365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270ea9"/>
    </style:style>
    <style:style style:name="T54" style:family="text">
      <style:text-properties officeooo:rsid="00383cc0"/>
    </style:style>
    <style:style style:name="T55" style:family="text">
      <style:text-properties fo:color="#008000" loext:opacity="100%" style:font-name="Courier New" fo:font-size="9pt" fo:font-weight="bold" fo:background-color="#efefef" loext:char-shading-value="0"/>
    </style:style>
    <style:style style:name="T56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7" style:family="text">
      <style:text-properties officeooo:rsid="002ea924"/>
    </style:style>
    <style:style style:name="T58" style:family="text">
      <style:text-properties fo:color="#342a06" loext:opacity="100%" style:font-name="Courier New" fo:font-size="10pt" officeooo:rsid="0033e45f" style:font-size-asian="10pt" style:font-size-complex="10pt"/>
    </style:style>
    <style:style style:name="T59" style:family="text">
      <style:text-properties fo:color="#342a06" loext:opacity="100%" style:font-name="Courier New" fo:font-size="10pt" fo:font-weight="bold" officeooo:rsid="0033e45f" fo:background-color="#efefef" loext:char-shading-value="0" style:font-size-asian="10pt" style:font-size-complex="10pt"/>
    </style:style>
    <style:style style:name="T60" style:family="text">
      <style:text-properties fo:color="#342a06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61" style:family="text">
      <style:text-properties fo:color="#342a06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62" style:family="text">
      <style:text-properties officeooo:rsid="0032f8e9"/>
    </style:style>
    <style:style style:name="T63" style:family="text">
      <style:text-properties officeooo:rsid="003a15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None"><text:span text:style-name="T41">Tiffany Timbric, </text:span></text:span><text:span text:style-name="None"><text:span text:style-name="T42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1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2">, </text:span></text:span><text:a xlink:type="simple" xlink:href="mailto:tiffany.timbric@gmail.com" text:style-name="Internet_20_link" text:visited-style-name="Visited_20_Internet_20_Link"><text:span text:style-name="Hyperlink.0"><text:span text:style-name="T39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8">.</text:span></text:span><text:span text:style-name="Hyperlink.0"><text:span text:style-name="T40">t</text:span></text:span><text:a xlink:type="simple" xlink:href="mailto:tiffany.timbric@gmail.com" text:style-name="Internet_20_link" text:visited-style-name="Visited_20_Internet_20_Link"><text:span text:style-name="Hyperlink.0"><text:span text:style-name="T38">imbric</text:span></text:span></text:a><text:a xlink:type="simple" xlink:href="mailto:tiffany.timbric@gmail.com" text:style-name="Internet_20_link" text:visited-style-name="Visited_20_Internet_20_Link"><text:span text:style-name="Hyperlink.0"><text:span text:style-name="T50">@gmail.com</text:span></text:span></text:a></text:p>
      <text:p text:style-name="P4"><text:span text:style-name="Hyperlink.0"><text:span text:style-name="T51"/></text:span></text:p>
      <text:h text:style-name="P27" text:outline-level="2"><text:span text:style-name="None"><text:span text:style-name="T5">Overview</text:span></text:span></text:h>
      <text:p text:style-name="P7"><text:span text:style-name="None"><text:span text:style-name="T10">I write code, enterprise backend usually web services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3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6">tore</text:span></text:span><text:span text:style-name="None"><text:span text:style-name="T37">P</text:span></text:span><text:span text:style-name="None"><text:span text:style-name="T36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28" text:outline-level="2"><text:span text:style-name="None"><text:span text:style-name="T15">Personal Coding Examples</text:span></text:span></text:h>
      <text:list xml:id="list578435784" text:style-name="L1">
        <text:list-item>
          <text:p text:style-name="P25">Finite State Machine Library</text:p>
          <text:list>
            <text:list-item>
              <text:p text:style-name="P25"><text:a xlink:type="simple" xlink:href="https://github.com/chadwickboggs/fsm" text:style-name="Internet_20_link" text:visited-style-name="Visited_20_Internet_20_Link"><text:span text:style-name="T60">https://github.com/chadwickboggs/fsm</text:span></text:a></text:p>
            </text:list-item>
          </text:list>
        </text:list-item>
        <text:list-item>
          <text:p text:style-name="P25">Crypto, a command-line tool supporting cryptosystem plugins</text:p>
          <text:list>
            <text:list-item>
              <text:list>
                <text:list-item>
                  <text:p text:style-name="P25"><text:a xlink:type="simple" xlink:href="https://github.com/chadwickboggs/crypto" text:style-name="Internet_20_link" text:visited-style-name="Visited_20_Internet_20_Link"><text:span text:style-name="T61">https://github.com/chadwickboggs/crypto</text:span></text:a></text:p>
                </text:list-item>
              </text:list>
            </text:list-item>
            <text:list-item>
              <text:p text:style-name="P25">NtruCryptosystem, <text:span text:style-name="T62">a</text:span> Cr<text:span text:style-name="T62">y</text:span>pto plugin supporting NTRU <text:span text:style-name="T63">(two key) </text:span>cryptography</text:p>
              <text:list>
                <text:list-item>
                  <text:p text:style-name="P25"><text:a xlink:type="simple" xlink:href="https://tbuktu.github.io/ntru" text:style-name="Internet_20_link" text:visited-style-name="Visited_20_Internet_20_Link"><text:span text:style-name="T58">https://tbuktu.github.io/ntru</text:span></text:a></text:p>
                </text:list-item>
              </text:list>
            </text:list-item>
            <text:list-item>
              <text:p text:style-name="P25">XorCryptosystem, <text:span text:style-name="T62">a</text:span> Crypto plugin supporting XOR <text:span text:style-name="T63">(</text:span>single key<text:span text:style-name="T63">)</text:span> cryptography</text:p>
              <text:list>
                <text:list-item>
                  <text:p text:style-name="P25"><text:a xlink:type="simple" xlink:href="https://en.wikipedia.org/wiki/XOR_cipher" text:style-name="Internet_20_link" text:visited-style-name="Visited_20_Internet_20_Link"><text:span text:style-name="T59">https://en.wikipedia.org/wiki/XOR_cipher</text:span></text:a><text:span text:style-name="T56"><text:line-break/></text:span></text:p>
                </text:list-item>
              </text:list>
            </text:list-item>
          </text:list>
        </text:list-item>
      </text:list>
      <text:h text:style-name="P28" text:outline-level="2"><text:span text:style-name="None"><text:span text:style-name="T14">Employment History</text:span></text:span></text:h>
      <text:h text:style-name="P29" text:outline-level="3"><text:span text:style-name="None"><text:span text:style-name="T31">2020 – 5/2022 Software Developer, PayPal w/ TCS</text:span></text:span></text:h>
      <text:list xml:id="list4148190015" text:style-name="L2">
        <text:list-item>
          <text:p text:style-name="P26"><text:span text:style-name="None"><text:span text:style-name="T33">Implemented direct deposit signup services in Spring Boot.</text:span></text:span></text:p>
        </text:list-item>
        <text:list-item>
          <text:p text:style-name="P26"><text:span text:style-name="None"><text:span text:style-name="T33">Implemented account bank migrations, bank change, for all PayPal accounts in Spring Batch.</text:span></text:span></text:p>
        </text:list-item>
        <text:list-item>
          <text:p text:style-name="P26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p>
        </text:list-item>
      </text:list>
      <text:p text:style-name="P6"><text:span text:style-name="None"><text:span text:style-name="T32"/></text:span></text:p>
      <text:h text:style-name="P29" text:outline-level="3"><text:span text:style-name="None"><text:span text:style-name="T21">201</text:span></text:span><text:span text:style-name="None"><text:span text:style-name="T23">9</text:span></text:span><text:span text:style-name="None"><text:span text:style-name="T18"> Software Engineer</text:span></text:span><text:span text:style-name="None"><text:span text:style-name="T21">, </text:span></text:span><text:span text:style-name="None"><text:span text:style-name="T22">Arris / </text:span></text:span><text:span text:style-name="None"><text:span text:style-name="T21">Com</text:span></text:span><text:span text:style-name="None"><text:span text:style-name="T30">mscope</text:span></text:span></text:h>
      <text:list xml:id="list65735141" text:style-name="L3">
        <text:list-item>
          <text:p text:style-name="P9"><text:span text:style-name="T35">Updated the video catalog and merchandising backend originally authored by Motorola for Bouygues Telecom, France</text:span><text:span text:style-name="T48">.</text:span></text:p>
        </text:list-item>
        <text:list-item>
          <text:p text:style-name="P9"><text:soft-page-break/><text:span text:style-name="T49">Java EE, Wild</text:span><text:span text:style-name="T43">F</text:span><text:span text:style-name="T49">ly, Glass</text:span><text:span text:style-name="T43">F</text:span><text:span text:style-name="T49">ish, Web</text:span><text:span text:style-name="T43">S</text:span><text:span text:style-name="T49">phere, REST, Wiremock, Mockito, Postman, Wireshark.</text:span></text:p>
        </text:list-item>
      </text:list>
      <text:p text:style-name="P3"/>
      <text:h text:style-name="P30" text:outline-level="3"><text:span text:style-name="None"><text:span text:style-name="T21">201</text:span></text:span><text:span text:style-name="None"><text:span text:style-name="T18">8 – 4/</text:span></text:span><text:span text:style-name="None"><text:span text:style-name="T21">201</text:span></text:span><text:span text:style-name="None"><text:span text:style-name="T18">8 Software Engineer</text:span></text:span><text:span text:style-name="None"><text:span text:style-name="T21">, Comcast, Corp.</text:span></text:span></text:h>
      <text:list xml:id="list2244489577" text:style-name="L4">
        <text:list-item>
          <text:p text:style-name="P10"><text:span text:style-name="T3">Updated one Java system to Docker/Kubernetes,</text:span><text:span text:style-name="T46"> Java </text:span><text:span text:style-name="T3">11</text:span><text:span text:style-name="T48">, </text:span><text:span text:style-name="T3">Cucumber, Reactive Extensions, Git</text:span><text:span text:style-name="T48">.</text:span></text:p>
        </text:list-item>
      </text:list>
      <text:p text:style-name="P2"/>
      <text:h text:style-name="Heading_20_3" text:outline-level="3"><text:span text:style-name="None"><text:span text:style-name="T44">2016 – 2017 Software Engineer</text:span></text:span><text:span text:style-name="None"><text:span text:style-name="T45">, Charter Communications.</text:span></text:span></text:h>
      <text:list xml:id="list2907218649" text:style-name="L5">
        <text:list-item>
          <text:p text:style-name="P11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1"><text:span text:style-name="T47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17">9/2014 – 2015 Software Engineer</text:span></text:span><text:span text:style-name="None"><text:span text:style-name="T16">, Comcast, Corp.</text:span></text:span></text:h>
      <text:list xml:id="list884878379" text:style-name="L6">
        <text:list-item>
          <text:p text:style-name="P12"><text:span text:style-name="T1">Designed and built</text:span> <text:span text:style-name="T54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7">2014 – 5/2014 Software Engineer</text:span></text:span><text:span text:style-name="None"><text:span text:style-name="T16">, Tendril, Inc.</text:span></text:span></text:h>
      <text:list xml:id="list3187134496" text:style-name="L7">
        <text:list-item>
          <text:p text:style-name="P13"><text:span text:style-name="None"><text:span text:style-name="T25">Back-end dev-ops programmer on SOA Finagle+Protobuf+Cloud Java/Scala micro-services</text:span></text:span><text:span text:style-name="None"><text:span text:style-name="T24">.</text:span></text:span></text:p>
        </text:list-item>
        <text:list-item>
          <text:p text:style-name="P13"><text:span text:style-name="None"><text:span text:style-name="T25">Atlassian, Cucumber BDD, PostgreSQL, Hadoop, Hibernate, Scala, Intelli-J IDEA, Git</text:span></text:span><text:span text:style-name="None"><text:span text:style-name="T24">.</text:span></text:span></text:p>
        </text:list-item>
      </text:list>
      <text:p text:style-name="Body_20_Text"/>
      <text:h text:style-name="Heading_20_3" text:outline-level="3"><text:span text:style-name="None"><text:span text:style-name="T17">2010 – 2013 Senior Software Engineer, JDA Software Group, Inc. which merged with RedPrairie, Corp. formerly StorePerform, Inc.</text:span></text:span></text:h>
      <text:list xml:id="list1426444711" text:style-name="L8">
        <text:list-item>
          <text:p text:style-name="P14"><text:span text:style-name="None"><text:span text:style-name="T25">Project Lead for integration of iOS, Android mobile task system with legacy web-based system</text:span></text:span></text:p>
        </text:list-item>
        <text:list-item>
          <text:p text:style-name="P14"><text:span text:style-name="None"><text:span text:style-name="T25">Tasks roughly are E-mail messages enhanced for distributing and tracking business actions.</text:span></text:span></text:p>
        </text:list-item>
        <text:list-item>
          <text:p text:style-name="P14"><text:span text:style-name="None"><text:span text:style-name="T25">Customers included Fortune-500 companies. Scalability, performance were significant.</text:span></text:span></text:p>
        </text:list-item>
        <text:list-item>
          <text:p text:style-name="P14"><text:span text:style-name="None"><text:span text:style-name="T25">Technologies: OSGi, Gradle, Git, and Sql Server, Git, Mercurial, Subversion, CVS</text:span></text:span><text:span text:style-name="None"><text:span text:style-name="T24">.</text:span></text:span></text:p>
        </text:list-item>
        <text:list-item>
          <text:p text:style-name="P14"><text:span text:style-name="None"><text:span text:style-name="T25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7">2008 – 2009 Independent Software Development Consultant</text:span></text:span></text:h>
      <text:list xml:id="list1492919702" text:style-name="L9">
        <text:list-item>
          <text:p text:style-name="P15"><text:span text:style-name="None"><text:span text:style-name="T25">Extended and maintained a JEE merchandise inventory system with MySQL DB, Java, Spring</text:span></text:span><text:span text:style-name="None"><text:span text:style-name="T24">.</text:span></text:span></text:p>
        </text:list-item>
        <text:list-item>
          <text:p text:style-name="P15"><text:span text:style-name="None"><text:span text:style-name="T25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2900977709" text:style-name="L10">
        <text:list-item>
          <text:p text:style-name="P16"><text:span text:style-name="None"><text:span text:style-name="T25">Via</text:span></text:span><text:span text:style-name="None"><text:span text:style-name="T26">W</text:span></text:span><text:span text:style-name="None"><text:span text:style-name="T25">est data center Linux servers for J2EE applications with Java management software, Java, Linux, VMware, Zen, Amazon Web Services</text:span></text:span><text:span text:style-name="None"><text:span text:style-name="T24">.</text:span></text:span></text:p>
        </text:list-item>
        <text:list-item>
          <text:p text:style-name="P16"><text:span text:style-name="None"><text:span text:style-name="T25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oft-page-break/><text:span text:style-name="None"><text:span text:style-name="T17">2004 – 2007 Independent Software Development Consultant &amp; Sun Java Consultant</text:span></text:span></text:h>
      <text:list xml:id="list1193303662" text:style-name="L11">
        <text:list-item>
          <text:p text:style-name="P17"><text:span text:style-name="None"><text:span text:style-name="T25">Created NIO client with could reach 100 Mb/s scale message rates.</text:span></text:span></text:p>
        </text:list-item>
        <text:list-item>
          <text:p text:style-name="P17"><text:span text:style-name="None"><text:span text:style-name="T25">Created new web sites, Java</text:span></text:span><text:span text:style-name="None"><text:span text:style-name="T24">.</text:span></text:span></text:p>
        </text:list-item>
        <text:list-item>
          <text:p text:style-name="P17"><text:span text:style-name="None"><text:span text:style-name="T25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17">2002 – 2004 Senior Software Architect</text:span></text:span><text:span text:style-name="None"><text:span text:style-name="T19">, Packexpo, Inc.</text:span></text:span></text:h>
      <text:list xml:id="list1713048691" text:style-name="L12">
        <text:list-item>
          <text:p text:style-name="P18"><text:span text:style-name="None"><text:span text:style-name="T25">Created a reporting systems for packaging advertising services.</text:span></text:span></text:p>
        </text:list-item>
        <text:list-item>
          <text:p text:style-name="P18"><text:span text:style-name="None"><text:span text:style-name="T25">Maintained packaging advertising web site.</text:span></text:span></text:p>
        </text:list-item>
        <text:list-item>
          <text:p text:style-name="P18"><text:span text:style-name="None"><text:span text:style-name="T25">Technologies: JBoss, Linux, MySQL, Intelli-J, BeanShell, JSP, Lzop'ed data stream for large DB backups over NFS mounts, Java, Groovy</text:span></text:span><text:span text:style-name="None"><text:span text:style-name="T24">.</text:span></text:span></text:p>
        </text:list-item>
      </text:list>
      <text:p text:style-name="Body_20_Text"/>
      <text:h text:style-name="P31" text:outline-level="3"><text:span text:style-name="None"><text:span text:style-name="T20">1999 </text:span></text:span><text:span text:style-name="None"><text:span text:style-name="T17">–</text:span></text:span><text:span text:style-name="None"><text:span text:style-name="T20"> 2002 Java Consultant</text:span></text:span><text:span text:style-name="None"><text:span text:style-name="T17">, Sun Java Center, Sun Microsystems, Inc.</text:span></text:span></text:h>
      <text:list xml:id="list656897267" text:style-name="L13">
        <text:list-item>
          <text:p text:style-name="P19"><text:span text:style-name="None"><text:span text:style-name="T25">Represented Sun for RUP, UP, SunTone, OOA&amp;D mentoring and J2EE coding, Java, SCCS, Teamware, RCS, Solaris, Java</text:span></text:span><text:span text:style-name="None"><text:span text:style-name="T24">.</text:span></text:span></text:p>
        </text:list-item>
        <text:list-item>
          <text:p text:style-name="P19"><text:span text:style-name="None"><text:span text:style-name="T28">Consulted at Citigroup, Vanguard Fiduciary Trust, Credit Suisse.</text:span></text:span></text:p>
        </text:list-item>
        <text:list-item>
          <text:p text:style-name="P19"><text:span text:style-name="None"><text:span text:style-name="T25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7">1998 – 1999 Java Developer, Sun Educational Services, Sun Microsystems, Inc.</text:span></text:span></text:h>
      <text:list xml:id="list238715628" text:style-name="L14">
        <text:list-item>
          <text:p text:style-name="P20"><text:span text:style-name="None"><text:span text:style-name="T25">Created web-based and Swing computer assisted training systems.</text:span></text:span></text:p>
        </text:list-item>
        <text:list-item>
          <text:p text:style-name="P20"><text:span text:style-name="None"><text:span text:style-name="T25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1428027555" text:style-name="L15">
        <text:list-item>
          <text:p text:style-name="P21"><text:span text:style-name="None"><text:span text:style-name="T25">Sun Certified Java Developer</text:span></text:span></text:p>
        </text:list-item>
        <text:list-item>
          <text:p text:style-name="P21"><text:span text:style-name="None"><text:span text:style-name="T25">Sun Certified Java Programmer</text:span></text:span></text:p>
        </text:list-item>
        <text:list-item>
          <text:p text:style-name="P21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1"><text:span text:style-name="None"><text:span text:style-name="T25">B.S. Computer Science, University of Colorado at Boulder</text:span></text:span></text:p>
        </text:list-item>
        <text:list-item>
          <text:p text:style-name="P22"><text:span text:style-name="None"><text:span text:style-name="T27">Attended the United States Military Academy at West Point</text:span></text:span></text:p>
        </text:list-item>
      </text:list>
      <text:p text:style-name="P5"><text:span text:style-name="None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6-15T11:02:09.668392776</dc:date>
    <meta:editing-duration>PT45M13S</meta:editing-duration>
    <meta:editing-cycles>36</meta:editing-cycles>
    <dc:creator>Tiffany Timbric</dc:creator>
    <meta:document-statistic meta:table-count="0" meta:image-count="0" meta:object-count="0" meta:page-count="3" meta:paragraph-count="64" meta:word-count="768" meta:character-count="5499" meta:non-whitespace-character-count="4824"/>
  </office:meta>
</office:document-meta>
</file>